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8.688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7.013cm" svg:x2="4.684cm" svg:y2="4.909cm" draw:start-shape="id11" draw:start-glue-point="1" draw:end-shape="id3" draw:end-glue-point="3" svg:d="M3025 7013v-2104h1659" svg:viewBox="0 0 1660 2105">
          <text:p/>
        </draw:connector>
        <draw:connector draw:style-name="gr2" draw:text-style-name="P5" draw:layer="layout" draw:line-skew="-0.189cm" svg:x1="3.025cm" svg:y1="8.688cm" svg:x2="4.683cm" svg:y2="9.009cm" draw:start-shape="id11" draw:start-glue-point="3" draw:end-shape="id10" draw:end-glue-point="3" svg:d="M3025 8688v312h966v9h692" svg:viewBox="0 0 1659 322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7.257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7.013cm" svg:x2="3.67cm" svg:y2="8.9cm">
          <text:p/>
        </draw:line>
        <draw:frame draw:style-name="gr13" draw:text-style-name="P8" draw:layer="layout" svg:width="0.983cm" svg:height="1.114cm" svg:x="3.817cm" svg:y="7.262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1.525cm" svg:y1="4.459cm" svg:x2="0.3cm" svg:y2="4.47cm">
            <text:p/>
          </draw:line>
          <draw:line draw:style-name="gr14" draw:text-style-name="P7" draw:layer="layout" svg:x1="1.526cm" svg:y1="4.453cm" svg:x2="0.301cm" svg:y2="4.464cm">
            <text:p/>
          </draw:line>
          <draw:line draw:style-name="gr14" draw:text-style-name="P7" draw:layer="layout" svg:x1="0.635cm" svg:y1="4.705cm" svg:x2="1.244cm" svg:y2="4.705cm">
            <text:p/>
          </draw:line>
          <draw:line draw:style-name="gr14" draw:text-style-name="P7" draw:layer="layout" svg:x1="0.799cm" svg:y1="4.916cm" svg:x2="1.092cm" svg:y2="4.916cm">
            <text:p/>
          </draw:line>
          <draw:line draw:style-name="gr14" draw:text-style-name="P7" draw:layer="layout" svg:x1="0.929cm" svg:y1="4.444cm" svg:x2="0.934cm" svg:y2="3.9cm">
            <text:p/>
          </draw:line>
        </draw:g>
        <draw:connector draw:style-name="gr15" draw:text-style-name="P5" draw:layer="layout" svg:x1="2.893cm" svg:y1="4.939cm" svg:x2="0.913cm" svg:y2="3.9cm" draw:start-shape="id12" draw:start-glue-point="6" draw:end-shape="id13" draw:end-glue-point="0" svg:d="M2893 4939h-659v-1589h-1321v550" svg:viewBox="0 0 1981 1590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4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frame draw:style-name="gr13" draw:text-style-name="P8" draw:layer="layout" svg:width="0.983cm" svg:height="1.114cm" svg:x="5.818cm" svg:y="6.324cm">
          <draw:text-box>
            <text:p><text:span text:style-name="T3">I</text:span><text:span text:style-name="T4">y</text:span></text:p>
          </draw:text-box>
        </draw:fram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947cm" svg:y="4cm">
          <draw:text-box>
            <text:p>0</text:p>
          </draw:text-box>
        </draw:frame>
        <draw:custom-shape draw:style-name="gr19" draw:text-style-name="P9" draw:layer="layout" svg:width="1.363cm" svg:height="1.298cm" draw:transform="rotate (-3.14141812066459) translate (3.7cm 6.54cm)">
          <text:p text:style-name="P9"><text:span text:style-name="T6">-</text:span></text:p>
          <text:p text:style-name="P9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128cm" svg:height="1.114cm" svg:x="1.372cm" svg:y="5.286cm">
          <draw:text-box>
            <text:p><text:span text:style-name="T6">V</text:span><text:span text:style-name="T7">e</text:span></text:p>
          </draw:text-box>
        </draw:frame>
        <draw:custom-shape draw:style-name="gr10" draw:text-style-name="P5" draw:layer="layout" svg:width="0.234cm" svg:height="0.258cm" svg:x="2.9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1.947cm" svg:y="6.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1T15:02:50.248808002</dc:date>
    <meta:editing-duration>PT12M39S</meta:editing-duration>
    <meta:editing-cycles>6</meta:editing-cycles>
    <meta:generator>LibreOffice/6.4.6.2$Linux_X86_64 LibreOffice_project/40$Build-2</meta:generator>
    <meta:document-statistic meta:object-count="72"/>
  </office:meta>
</office:document-meta>
</file>